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fd1" officeooo:paragraph-rsid="00133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tab/>1 →2</text:p>
      <text:p text:style-name="P1">b<text:tab/>2 →3</text:p>
      <text:p text:style-name="P1">c<text:tab/>3 →4→5</text:p>
      <text:p text:style-name="P1">d<text:tab/>4 →1→2→5</text:p>
      <text:p text:style-name="P1">e<text:tab/>5 </text:p>
      <text:p text:style-name="P1"/>
      <text:p text:style-name="P1"/>
      <text:p text:style-name="P1"/>
      <text:p text:style-name="P1"><text:s text:c="4"/>1 <text:s/>2 <text:s/>3 <text:s/>4 <text:s/>5</text:p>
      <text:p text:style-name="P1">1 <text:s/>0 <text:s/>1 <text:s/>0 <text:s/>0 <text:s/>0</text:p>
      <text:p text:style-name="P1">2 <text:s/>0 <text:s/>0 <text:s/>1 <text:s/>0 <text:s/>0</text:p>
      <text:p text:style-name="P1">3 <text:s/>0 <text:s/>0 <text:s/>0 <text:s/>1 <text:s/>1</text:p>
      <text:p text:style-name="P1">4 <text:s/>1 <text:s/>1 <text:s/>0 <text:s/>0 <text:s/>1</text:p>
      <text:p text:style-name="P1">5 <text:s/>0 <text:s/>0 <text:s/>0 <text:s/>0 <text:s/>0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1:54:03.798693076</meta:creation-date>
    <dc:date>2022-11-21T12:34:54.215761389</dc:date>
    <meta:editing-duration>PT10M30S</meta:editing-duration>
    <meta:editing-cycles>1</meta:editing-cycles>
    <meta:document-statistic meta:table-count="0" meta:image-count="0" meta:object-count="0" meta:page-count="1" meta:paragraph-count="11" meta:word-count="49" meta:character-count="132" meta:non-whitespace-character-count="59"/>
    <meta:generator>LibreOffice/7.3.6.2$Linux_X86_64 LibreOffice_project/30$Build-2</meta:generator>
  </office:meta>
</office:document-meta>
</file>